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ad38" officeooo:paragraph-rsid="001aad38" style:font-size-asian="9pt" style:font-size-complex="9pt"/>
    </style:style>
    <style:style style:name="P2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9pt" officeooo:rsid="001bdf85" officeooo:paragraph-rsid="001aad38" style:font-size-asian="9pt" style:font-size-complex="9pt"/>
    </style:style>
    <style:style style:name="P4" style:family="paragraph" style:parent-style-name="Standard">
      <style:text-properties fo:font-size="9pt" officeooo:rsid="001bdf85" officeooo:paragraph-rsid="001bdf85" fo:background-color="#ffffff" style:font-size-asian="9pt" style:font-size-complex="9pt"/>
    </style:style>
    <style:style style:name="P5" style:family="paragraph" style:parent-style-name="Standard">
      <style:text-properties fo:font-size="9pt" officeooo:rsid="001aad38" officeooo:paragraph-rsid="001bdf85" fo:background-color="#ffffff" style:font-size-asian="9pt" style:font-size-complex="9pt"/>
    </style:style>
    <style:style style:name="P6" style:family="paragraph" style:parent-style-name="Standard">
      <style:text-properties fo:font-size="9pt" officeooo:rsid="001aad38" officeooo:paragraph-rsid="002586a3" fo:background-color="#ffffff" style:font-size-asian="9pt" style:font-size-complex="9pt"/>
    </style:style>
    <style:style style:name="P7" style:family="paragraph" style:parent-style-name="Standard">
      <style:text-properties fo:font-size="9pt" officeooo:rsid="001aad38" officeooo:paragraph-rsid="001aad38" fo:background-color="#cfe7f5" style:font-size-asian="9pt" style:font-size-complex="9pt"/>
    </style:style>
    <style:style style:name="P8" style:family="paragraph" style:parent-style-name="Standard" style:list-style-name="L1">
      <style:text-properties fo:font-size="9pt" officeooo:rsid="001aad38" officeooo:paragraph-rsid="001d68f9" fo:background-color="#cfe7f5" style:font-size-asian="9pt" style:font-size-complex="9pt"/>
    </style:style>
    <style:style style:name="P9" style:family="paragraph" style:parent-style-name="Standard">
      <style:text-properties fo:font-size="9pt" officeooo:rsid="001aad38" officeooo:paragraph-rsid="002e774b" fo:background-color="#cfe7f5" style:font-size-asian="9pt" style:font-size-complex="9pt"/>
    </style:style>
    <style:style style:name="P10" style:family="paragraph" style:parent-style-name="Standard">
      <style:text-properties fo:font-size="9pt" officeooo:rsid="001d6842" officeooo:paragraph-rsid="001aad38" fo:background-color="#cfe7f5" style:font-size-asian="9pt" style:font-size-complex="9pt"/>
    </style:style>
    <style:style style:name="P11" style:family="paragraph" style:parent-style-name="Standard">
      <style:text-properties fo:font-size="9pt" officeooo:rsid="001aad38" officeooo:paragraph-rsid="001aad38" style:font-size-asian="9pt" style:font-size-complex="9pt"/>
    </style:style>
    <style:style style:name="P12" style:family="paragraph" style:parent-style-name="Standard">
      <style:text-properties fo:font-size="9pt" officeooo:rsid="001aad38" officeooo:paragraph-rsid="002586a3" style:font-size-asian="9pt" style:font-size-complex="9pt"/>
    </style:style>
    <style:style style:name="P13" style:family="paragraph" style:parent-style-name="Standard">
      <style:text-properties fo:font-size="9pt" officeooo:rsid="001aad38" officeooo:paragraph-rsid="002e774b" style:font-size-asian="9pt" style:font-size-complex="9pt"/>
    </style:style>
    <style:style style:name="P14" style:family="paragraph" style:parent-style-name="Standard">
      <style:text-properties fo:font-size="9pt" officeooo:rsid="002f99d8" officeooo:paragraph-rsid="002f99d8" style:font-size-asian="9pt" style:font-size-complex="9pt"/>
    </style:style>
    <style:style style:name="P15" style:family="paragraph" style:parent-style-name="Standard">
      <style:text-properties fo:font-size="9pt" officeooo:rsid="001d6842" officeooo:paragraph-rsid="001d6842" fo:background-color="transparent" style:font-size-asian="9pt" style:font-size-complex="9pt"/>
    </style:style>
    <style:style style:name="P16" style:family="paragraph" style:parent-style-name="Standard">
      <style:text-properties fo:font-size="9pt" officeooo:rsid="001aad38" officeooo:paragraph-rsid="001d68f9" fo:background-color="transparent" style:font-size-asian="9pt" style:font-size-complex="9pt"/>
    </style:style>
    <style:style style:name="P17" style:family="paragraph" style:parent-style-name="Standard" style:list-style-name="L1">
      <style:text-properties fo:font-size="9pt" officeooo:rsid="001aad38" officeooo:paragraph-rsid="001d68f9" fo:background-color="transparent" style:font-size-asian="9pt" style:font-size-complex="9pt"/>
    </style:style>
    <style:style style:name="P18" style:family="paragraph" style:parent-style-name="Standard">
      <style:text-properties fo:font-size="9pt" officeooo:rsid="001aad38" officeooo:paragraph-rsid="001bdf85" fo:background-color="transparent" style:font-size-asian="9pt" style:font-size-complex="9pt"/>
    </style:style>
    <style:style style:name="P19" style:family="paragraph" style:parent-style-name="Standard">
      <style:text-properties fo:font-size="9pt" officeooo:rsid="001aad38" officeooo:paragraph-rsid="001d6842" fo:background-color="transparent" style:font-size-asian="9pt" style:font-size-complex="9pt"/>
    </style:style>
    <style:style style:name="P20" style:family="paragraph" style:parent-style-name="Standard">
      <style:text-properties fo:font-size="9pt" officeooo:rsid="001aad38" officeooo:paragraph-rsid="001fbeb2" fo:background-color="transparent" style:font-size-asian="9pt" style:font-size-complex="9pt"/>
    </style:style>
    <style:style style:name="P21" style:family="paragraph" style:parent-style-name="Standard">
      <style:text-properties fo:font-size="9pt" officeooo:rsid="001aad38" officeooo:paragraph-rsid="0020ec39" fo:background-color="transparent" style:font-size-asian="9pt" style:font-size-complex="9pt"/>
    </style:style>
    <style:style style:name="P22" style:family="paragraph" style:parent-style-name="Standard">
      <style:text-properties fo:font-size="9pt" officeooo:rsid="001aad38" officeooo:paragraph-rsid="0027aac7" fo:background-color="transparent" style:font-size-asian="9pt" style:font-size-complex="9pt"/>
    </style:style>
    <style:style style:name="P23" style:family="paragraph" style:parent-style-name="Standard">
      <style:text-properties fo:font-size="9pt" officeooo:rsid="001aad38" officeooo:paragraph-rsid="002a0f59" fo:background-color="transparent" style:font-size-asian="9pt" style:font-size-complex="9pt"/>
    </style:style>
    <style:style style:name="P24" style:family="paragraph" style:parent-style-name="Standard">
      <style:text-properties fo:font-size="9pt" officeooo:rsid="001aad38" officeooo:paragraph-rsid="002e79f9" fo:background-color="transparent" style:font-size-asian="9pt" style:font-size-complex="9pt"/>
    </style:style>
    <style:style style:name="P25" style:family="paragraph" style:parent-style-name="Standard" style:list-style-name="L15">
      <style:text-properties fo:font-size="9pt" officeooo:rsid="001aad38" officeooo:paragraph-rsid="002df6f3" fo:background-color="transparent" style:font-size-asian="9pt" style:font-size-complex="9pt"/>
    </style:style>
    <style:style style:name="P26" style:family="paragraph" style:parent-style-name="Standard" style:list-style-name="L16">
      <style:text-properties fo:font-size="9pt" officeooo:rsid="001aad38" officeooo:paragraph-rsid="002e774b" fo:background-color="transparent" style:font-size-asian="9pt" style:font-size-complex="9pt"/>
    </style:style>
    <style:style style:name="P27" style:family="paragraph" style:parent-style-name="Standard">
      <style:text-properties fo:font-size="9pt" officeooo:rsid="001aad38" officeooo:paragraph-rsid="002e774b" fo:background-color="transparent" style:font-size-asian="9pt" style:font-size-complex="9pt"/>
    </style:style>
    <style:style style:name="P28" style:family="paragraph" style:parent-style-name="Standard">
      <style:text-properties fo:font-size="9pt" officeooo:rsid="001aad38" officeooo:paragraph-rsid="0034293d" fo:background-color="transparent" style:font-size-asian="9pt" style:font-size-complex="9pt"/>
    </style:style>
    <style:style style:name="P29" style:family="paragraph" style:parent-style-name="Standard">
      <style:text-properties fo:font-size="9pt" officeooo:rsid="001aad38" officeooo:paragraph-rsid="00362098" fo:background-color="transparent" style:font-size-asian="9pt" style:font-size-complex="9pt"/>
    </style:style>
    <style:style style:name="P30" style:family="paragraph" style:parent-style-name="Standard" style:list-style-name="L1">
      <style:text-properties fo:font-size="9pt" officeooo:rsid="001d68f9" officeooo:paragraph-rsid="001d68f9" fo:background-color="transparent" style:font-size-asian="9pt" style:font-size-complex="9pt"/>
    </style:style>
    <style:style style:name="P31" style:family="paragraph" style:parent-style-name="Standard">
      <style:text-properties fo:font-size="9pt" officeooo:rsid="001fbeb2" officeooo:paragraph-rsid="001fbeb2" fo:background-color="transparent" style:font-size-asian="9pt" style:font-size-complex="9pt"/>
    </style:style>
    <style:style style:name="P32" style:family="paragraph" style:parent-style-name="Standard">
      <style:text-properties fo:font-size="9pt" officeooo:rsid="0027aac7" officeooo:paragraph-rsid="0027aac7" fo:background-color="transparent" style:font-size-asian="9pt" style:font-size-complex="9pt"/>
    </style:style>
    <style:style style:name="P33" style:family="paragraph" style:parent-style-name="Standard" style:list-style-name="L13">
      <style:text-properties fo:font-size="9pt" officeooo:rsid="0027aac7" officeooo:paragraph-rsid="0027aac7" fo:background-color="transparent" style:font-size-asian="9pt" style:font-size-complex="9pt"/>
    </style:style>
    <style:style style:name="P34" style:family="paragraph" style:parent-style-name="Standard">
      <style:text-properties fo:font-size="9pt" officeooo:rsid="002a0f59" officeooo:paragraph-rsid="002a0f59" fo:background-color="transparent" style:font-size-asian="9pt" style:font-size-complex="9pt"/>
    </style:style>
    <style:style style:name="P35" style:family="paragraph" style:parent-style-name="Standard">
      <style:text-properties fo:font-size="9pt" officeooo:rsid="002df6f3" officeooo:paragraph-rsid="002df6f3" fo:background-color="transparent" style:font-size-asian="9pt" style:font-size-complex="9pt"/>
    </style:style>
    <style:style style:name="P36" style:family="paragraph" style:parent-style-name="Standard">
      <style:text-properties fo:font-size="9pt" fo:font-weight="bold" officeooo:rsid="001aad38" officeooo:paragraph-rsid="001d68f9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01aad38" officeooo:paragraph-rsid="001d6842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01aad38" officeooo:paragraph-rsid="001fbeb2" fo:background-color="transparent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bold" officeooo:rsid="001aad38" officeooo:paragraph-rsid="0020ec39" fo:background-color="transparent" style:font-size-asian="9pt" style:font-weight-asian="bold" style:font-size-complex="9pt" style:font-weight-complex="bold"/>
    </style:style>
    <style:style style:name="P40" style:family="paragraph" style:parent-style-name="Standard">
      <style:text-properties fo:font-size="9pt" fo:font-weight="bold" officeooo:rsid="001aad38" officeooo:paragraph-rsid="002e774b" fo:background-color="transparent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9pt" fo:font-weight="bold" officeooo:rsid="001d6842" officeooo:paragraph-rsid="001d6842" fo:background-color="transparent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9pt" fo:font-weight="bold" officeooo:rsid="001d6842" officeooo:paragraph-rsid="002586a3" fo:background-color="transparent" style:font-size-asian="9pt" style:font-weight-asian="bold" style:font-size-complex="9pt" style:font-weight-complex="bold"/>
    </style:style>
    <style:style style:name="P43" style:family="paragraph" style:parent-style-name="Standard">
      <style:text-properties fo:font-size="9pt" fo:font-weight="bold" officeooo:rsid="001fbeb2" officeooo:paragraph-rsid="001fbeb2" fo:background-color="transparent" style:font-size-asian="9pt" style:font-weight-asian="bold" style:font-size-complex="9pt" style:font-weight-complex="bold"/>
    </style:style>
    <style:style style:name="P44" style:family="paragraph" style:parent-style-name="Standard">
      <style:text-properties fo:font-size="9pt" fo:font-weight="bold" officeooo:rsid="0020ec39" officeooo:paragraph-rsid="0020ec39" fo:background-color="transparent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9pt" fo:font-weight="bold" officeooo:rsid="001d68f9" officeooo:paragraph-rsid="001d68f9" fo:background-color="transparent" style:font-size-asian="9pt" style:font-weight-asian="bold" style:font-size-complex="9pt" style:font-weight-complex="bold"/>
    </style:style>
    <style:style style:name="P46" style:family="paragraph" style:parent-style-name="Standard">
      <style:text-properties fo:font-size="9pt" fo:font-weight="bold" officeooo:rsid="0027aac7" officeooo:paragraph-rsid="0027aac7" fo:background-color="transparent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9pt" fo:font-weight="bold" officeooo:rsid="002a0f59" officeooo:paragraph-rsid="002a0f59" fo:background-color="transparent" style:font-size-asian="9pt" style:font-weight-asian="bold" style:font-size-complex="9pt" style:font-weight-complex="bold"/>
    </style:style>
    <style:style style:name="P48" style:family="paragraph" style:parent-style-name="Standard">
      <style:text-properties fo:font-size="9pt" fo:font-weight="bold" officeooo:rsid="002e774b" officeooo:paragraph-rsid="002e774b" fo:background-color="transparent" style:font-size-asian="9pt" style:font-weight-asian="bold" style:font-size-complex="9pt" style:font-weight-complex="bold"/>
    </style:style>
    <style:style style:name="P49" style:family="paragraph" style:parent-style-name="Standard">
      <style:text-properties fo:font-size="9pt" fo:font-weight="bold" officeooo:rsid="002f99d8" officeooo:paragraph-rsid="002f99d8" fo:background-color="transparent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9pt" fo:font-weight="bold" officeooo:rsid="001bdf85" officeooo:paragraph-rsid="001bdf85" fo:background-color="#ffffff" style:font-size-asian="9pt" style:font-weight-asian="bold" style:font-size-complex="9pt" style:font-weight-complex="bold"/>
    </style:style>
    <style:style style:name="P51" style:family="paragraph" style:parent-style-name="Standard">
      <style:text-properties fo:font-size="9pt" fo:font-weight="bold" officeooo:rsid="001bdf85" officeooo:paragraph-rsid="002586a3" fo:background-color="#ffffff" style:font-size-asian="9pt" style:font-weight-asian="bold" style:font-size-complex="9pt" style:font-weight-complex="bold"/>
    </style:style>
    <style:style style:name="P52" style:family="paragraph" style:parent-style-name="Standard">
      <style:text-properties fo:font-size="9pt" fo:font-weight="bold" officeooo:rsid="001aad38" officeooo:paragraph-rsid="001bdf85" fo:background-color="#ffffff" style:font-size-asian="9pt" style:font-weight-asian="bold" style:font-size-complex="9pt" style:font-weight-complex="bold"/>
    </style:style>
    <style:style style:name="P53" style:family="paragraph" style:parent-style-name="Standard">
      <style:text-properties fo:font-size="9pt" fo:font-weight="bold" officeooo:rsid="001d68f9" officeooo:paragraph-rsid="001d68f9" style:font-size-asian="9pt" style:font-weight-asian="bold" style:font-size-complex="9pt" style:font-weight-complex="bold"/>
    </style:style>
    <style:style style:name="P54" style:family="paragraph" style:parent-style-name="Standard">
      <style:text-properties fo:font-size="9pt" fo:font-weight="bold" officeooo:rsid="0027aac7" officeooo:paragraph-rsid="0027aac7" style:font-size-asian="9pt" style:font-weight-asian="bold" style:font-size-complex="9pt" style:font-weight-complex="bold"/>
    </style:style>
    <style:style style:name="P55" style:family="paragraph" style:parent-style-name="Standard" style:list-style-name="L22">
      <style:text-properties fo:font-size="9pt" fo:font-weight="normal" officeooo:rsid="001aad38" officeooo:paragraph-rsid="002f99d8" fo:background-color="transparent" style:font-size-asian="9pt" style:font-weight-asian="normal" style:font-size-complex="9pt" style:font-weight-complex="normal"/>
    </style:style>
    <style:style style:name="P56" style:family="paragraph" style:parent-style-name="Standard" style:list-style-name="L2">
      <style:text-properties officeooo:paragraph-rsid="001d68f9"/>
    </style:style>
    <style:style style:name="P57" style:family="paragraph" style:parent-style-name="Standard" style:list-style-name="L2">
      <style:text-properties officeooo:paragraph-rsid="001d68f9" fo:background-color="transparent"/>
    </style:style>
    <style:style style:name="P58" style:family="paragraph" style:parent-style-name="Standard">
      <style:text-properties officeooo:paragraph-rsid="001fbeb2" fo:background-color="transparent"/>
    </style:style>
    <style:style style:name="P59" style:family="paragraph" style:parent-style-name="Standard" style:list-style-name="L4">
      <style:text-properties officeooo:paragraph-rsid="001fbeb2" fo:background-color="transparent"/>
    </style:style>
    <style:style style:name="P60" style:family="paragraph" style:parent-style-name="Standard" style:list-style-name="L5">
      <style:text-properties officeooo:paragraph-rsid="001fbeb2" fo:background-color="transparent"/>
    </style:style>
    <style:style style:name="P61" style:family="paragraph" style:parent-style-name="Standard" style:list-style-name="L6">
      <style:text-properties officeooo:paragraph-rsid="0020ec39" fo:background-color="transparent"/>
    </style:style>
    <style:style style:name="P62" style:family="paragraph" style:parent-style-name="Standard">
      <style:text-properties officeooo:paragraph-rsid="0020ec39" fo:background-color="transparent"/>
    </style:style>
    <style:style style:name="P63" style:family="paragraph" style:parent-style-name="Standard" style:list-style-name="L8">
      <style:text-properties officeooo:paragraph-rsid="0020ec39" fo:background-color="transparent"/>
    </style:style>
    <style:style style:name="P64" style:family="paragraph" style:parent-style-name="Standard" style:list-style-name="L9">
      <style:text-properties officeooo:paragraph-rsid="0020ec39" fo:background-color="transparent"/>
    </style:style>
    <style:style style:name="P65" style:family="paragraph" style:parent-style-name="Standard" style:list-style-name="L10">
      <style:text-properties officeooo:paragraph-rsid="0020ec39" fo:background-color="transparent"/>
    </style:style>
    <style:style style:name="P66" style:family="paragraph" style:parent-style-name="Standard" style:list-style-name="L12">
      <style:text-properties officeooo:paragraph-rsid="0027aac7" fo:background-color="transparent"/>
    </style:style>
    <style:style style:name="P67" style:family="paragraph" style:parent-style-name="Standard">
      <style:text-properties officeooo:paragraph-rsid="002e774b" fo:background-color="transparent"/>
    </style:style>
    <style:style style:name="P68" style:family="paragraph" style:parent-style-name="Standard" style:list-style-name="L16">
      <style:text-properties officeooo:paragraph-rsid="002f99d8" fo:background-color="transparent"/>
    </style:style>
    <style:style style:name="P69" style:family="paragraph" style:parent-style-name="Standard" style:list-style-name="L18">
      <style:text-properties officeooo:paragraph-rsid="002f54f8" fo:background-color="transparent"/>
    </style:style>
    <style:style style:name="P70" style:family="paragraph" style:parent-style-name="Standard">
      <style:text-properties officeooo:paragraph-rsid="002f54f8" fo:background-color="transparent"/>
    </style:style>
    <style:style style:name="P71" style:family="paragraph" style:parent-style-name="Standard">
      <style:text-properties officeooo:paragraph-rsid="002f99d8" fo:background-color="transparent"/>
    </style:style>
    <style:style style:name="P72" style:family="paragraph" style:parent-style-name="Standard" style:list-style-name="L19">
      <style:text-properties officeooo:paragraph-rsid="002f99d8" fo:background-color="transparent"/>
    </style:style>
    <style:style style:name="P73" style:family="paragraph" style:parent-style-name="Standard" style:list-style-name="L18">
      <style:text-properties fo:font-weight="bold" officeooo:paragraph-rsid="002f54f8" fo:background-color="transparent" style:font-weight-asian="bold" style:font-weight-complex="bold"/>
    </style:style>
    <style:style style:name="P74" style:family="paragraph" style:parent-style-name="Standard" style:list-style-name="L14">
      <style:text-properties officeooo:paragraph-rsid="002df6f3"/>
    </style:style>
    <style:style style:name="P75" style:family="paragraph" style:parent-style-name="Standard">
      <style:text-properties officeooo:paragraph-rsid="002e774b"/>
    </style:style>
    <style:style style:name="P76" style:family="paragraph" style:parent-style-name="Standard" style:list-style-name="L22">
      <style:text-properties fo:font-weight="normal" officeooo:rsid="002f99d8" officeooo:paragraph-rsid="002f99d8" fo:background-color="transparent" style:font-weight-asian="normal" style:font-weight-complex="normal"/>
    </style:style>
    <style:style style:name="P77" style:family="paragraph" style:parent-style-name="Standard" style:list-style-name="L22">
      <style:text-properties fo:font-weight="normal" officeooo:paragraph-rsid="002f99d8" fo:background-color="transparent" style:font-weight-asian="normal" style:font-weight-complex="normal"/>
    </style:style>
    <style:style style:name="P78" style:family="paragraph" style:parent-style-name="Standard" style:list-style-name="L20">
      <style:text-properties fo:font-weight="normal" officeooo:paragraph-rsid="002f99d8" fo:background-color="transparent" style:font-weight-asian="normal" style:font-weight-complex="normal"/>
    </style:style>
    <style:style style:name="P79" style:family="paragraph" style:parent-style-name="Standard" style:list-style-name="L23">
      <style:text-properties officeooo:paragraph-rsid="002f99d8"/>
    </style:style>
    <style:style style:name="P80" style:family="paragraph" style:parent-style-name="Standard">
      <style:text-properties officeooo:paragraph-rsid="0032a958"/>
    </style:style>
    <style:style style:name="P81" style:family="paragraph" style:parent-style-name="Standard" style:list-style-name="L25">
      <style:text-properties officeooo:paragraph-rsid="0032a958"/>
    </style:style>
    <style:style style:name="P82" style:family="paragraph" style:parent-style-name="Standard" style:list-style-name="L25">
      <style:text-properties officeooo:rsid="0032a958" officeooo:paragraph-rsid="0032a958"/>
    </style:style>
    <style:style style:name="P83" style:family="paragraph" style:parent-style-name="Standard">
      <style:text-properties officeooo:rsid="0032a958" officeooo:paragraph-rsid="0032a958"/>
    </style:style>
    <style:style style:name="P84" style:family="paragraph" style:parent-style-name="Standard">
      <style:text-properties officeooo:rsid="0034293d" officeooo:paragraph-rsid="0034293d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9pt" officeooo:rsid="001aad38" officeooo:paragraph-rsid="002e774b" fo:background-color="transparent" style:font-size-asian="9pt" style:font-size-complex="9pt"/>
    </style:style>
    <style:style style:name="T1" style:family="text">
      <style:text-properties officeooo:rsid="001d6842"/>
    </style:style>
    <style:style style:name="T2" style:family="text">
      <style:text-properties officeooo:rsid="001d68f9"/>
    </style:style>
    <style:style style:name="T3" style:family="text">
      <style:text-properties fo:font-size="9pt" fo:background-color="#cfe7f5" loext:char-shading-value="0" style:font-size-asian="9pt" style:font-size-complex="9pt"/>
    </style:style>
    <style:style style:name="T4" style:family="text">
      <style:text-properties fo:font-size="9pt" officeooo:rsid="001aad38" fo:background-color="#cfe7f5" loext:char-shading-value="0" style:font-size-asian="9pt" style:font-size-complex="9pt"/>
    </style:style>
    <style:style style:name="T5" style:family="text">
      <style:text-properties fo:font-size="9pt" officeooo:rsid="002f54f8" fo:background-color="#cfe7f5" loext:char-shading-value="0" style:font-size-asian="9pt" style:font-size-complex="9pt"/>
    </style:style>
    <style:style style:name="T6" style:family="text">
      <style:text-properties fo:font-size="9pt" officeooo:rsid="002f99d8" fo:background-color="#cfe7f5" loext:char-shading-value="0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aad38" style:font-size-asian="9pt" style:font-size-complex="9pt"/>
    </style:style>
    <style:style style:name="T9" style:family="text">
      <style:text-properties fo:font-size="9pt" officeooo:rsid="001fbeb2" style:font-size-asian="9pt" style:font-size-complex="9pt"/>
    </style:style>
    <style:style style:name="T10" style:family="text">
      <style:text-properties fo:font-size="9pt" officeooo:rsid="0020ec39" style:font-size-asian="9pt" style:font-size-complex="9pt"/>
    </style:style>
    <style:style style:name="T11" style:family="text">
      <style:text-properties fo:font-size="9pt" officeooo:rsid="0027aac7" style:font-size-asian="9pt" style:font-size-complex="9pt"/>
    </style:style>
    <style:style style:name="T12" style:family="text">
      <style:text-properties fo:font-size="9pt" officeooo:rsid="002f99d8" style:font-size-asian="9pt" style:font-size-complex="9pt"/>
    </style:style>
    <style:style style:name="T13" style:family="text">
      <style:text-properties fo:font-size="9pt" officeooo:rsid="0030fc13" style:font-size-asian="9pt" style:font-size-complex="9pt"/>
    </style:style>
    <style:style style:name="T14" style:family="text">
      <style:text-properties fo:font-size="9pt" officeooo:rsid="0032a958" style:font-size-asian="9pt" style:font-size-complex="9pt"/>
    </style:style>
    <style:style style:name="T15" style:family="text">
      <style:text-properties fo:font-size="9pt" officeooo:rsid="00340df4" style:font-size-asian="9pt" style:font-size-complex="9pt"/>
    </style:style>
    <style:style style:name="T16" style:family="text">
      <style:text-properties fo:font-size="9pt" officeooo:rsid="002f54f8" style:font-size-asian="9pt" style:font-size-complex="9pt"/>
    </style:style>
    <style:style style:name="T17" style:family="text">
      <style:text-properties fo:font-size="9pt" officeooo:rsid="00362098" style:font-size-asian="9pt" style:font-size-complex="9pt"/>
    </style:style>
    <style:style style:name="T18" style:family="text">
      <style:text-properties fo:font-size="9pt" officeooo:rsid="001aad38" fo:background-color="transparent" loext:char-shading-value="0" style:font-size-asian="9pt" style:font-size-complex="9pt"/>
    </style:style>
    <style:style style:name="T19" style:family="text">
      <style:text-properties fo:font-size="9pt" officeooo:rsid="001aad38" fo:background-color="#ffffff" loext:char-shading-value="0" style:font-size-asian="9pt" style:font-size-complex="9pt"/>
    </style:style>
    <style:style style:name="T20" style:family="text">
      <style:text-properties fo:font-size="9pt" officeooo:rsid="00340df4" fo:background-color="#ffffff" loext:char-shading-value="0" style:font-size-asian="9pt" style:font-size-complex="9pt"/>
    </style:style>
    <style:style style:name="T21" style:family="text">
      <style:text-properties fo:font-size="9pt" fo:font-weight="bold" officeooo:rsid="001aad38" fo:background-color="#cfe7f5" loext:char-shading-value="0" style:font-size-asian="9pt" style:font-weight-asian="bold" style:font-size-complex="9pt" style:font-weight-complex="bold"/>
    </style:style>
    <style:style style:name="T22" style:family="text">
      <style:text-properties fo:font-size="9pt" fo:font-weight="bold" officeooo:rsid="002f54f8" fo:background-color="#cfe7f5" loext:char-shading-value="0" style:font-size-asian="9pt" style:font-weight-asian="bold" style:font-size-complex="9pt" style:font-weight-complex="bold"/>
    </style:style>
    <style:style style:name="T23" style:family="text">
      <style:text-properties fo:font-size="9pt" fo:font-weight="bold" officeooo:rsid="002f99d8" fo:background-color="#cfe7f5" loext:char-shading-value="0" style:font-size-asian="9pt" style:font-weight-asian="bold" style:font-size-complex="9pt" style:font-weight-complex="bold"/>
    </style:style>
    <style:style style:name="T24" style:family="text">
      <style:text-properties fo:font-size="9pt" fo:font-weight="bold" style:font-size-asian="9pt" style:font-weight-asian="bold" style:font-size-complex="9pt" style:font-weight-complex="bold"/>
    </style:style>
    <style:style style:name="T25" style:family="text">
      <style:text-properties fo:font-size="9pt" fo:font-weight="bold" officeooo:rsid="001aad38" style:font-size-asian="9pt" style:font-weight-asian="bold" style:font-size-complex="9pt" style:font-weight-complex="bold"/>
    </style:style>
    <style:style style:name="T26" style:family="text">
      <style:text-properties fo:font-size="9pt" fo:font-weight="bold" officeooo:rsid="002f54f8" style:font-size-asian="9pt" style:font-weight-asian="bold" style:font-size-complex="9pt" style:font-weight-complex="bold"/>
    </style:style>
    <style:style style:name="T27" style:family="text">
      <style:text-properties fo:font-size="9pt" fo:font-weight="bold" officeooo:rsid="002f99d8" style:font-size-asian="9pt" style:font-weight-asian="bold" style:font-size-complex="9pt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30fc13" fo:background-color="transparent" loext:char-shading-value="0"/>
    </style:style>
    <style:style style:name="T31" style:family="text">
      <style:text-properties officeooo:rsid="0030fc13" fo:background-color="transparent" loext:char-shading-value="0"/>
    </style:style>
    <style:style style:name="T32" style:family="text">
      <style:text-properties officeooo:rsid="002f99d8" fo:background-color="transparent" loext:char-shading-value="0"/>
    </style:style>
    <style:style style:name="T33" style:family="text">
      <style:text-properties officeooo:rsid="002f99d8" fo:background-color="transparent" loext:char-shading-value="0"/>
    </style:style>
    <style:style style:name="T34" style:family="text">
      <style:text-properties officeooo:rsid="0034eb3e" fo:background-color="transparent" loext:char-shading-value="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f0b83" style:font-weight-asian="bold" style:font-weight-complex="bold"/>
    </style:style>
    <style:style style:name="T37" style:family="text">
      <style:text-properties fo:font-weight="bold" officeooo:rsid="00223dd4" style:font-weight-asian="bold" style:font-weight-complex="bold"/>
    </style:style>
    <style:style style:name="T38" style:family="text">
      <style:text-properties fo:font-weight="bold" officeooo:rsid="001bdf85" style:font-weight-asian="bold" style:font-weight-complex="bold"/>
    </style:style>
    <style:style style:name="T39" style:family="text">
      <style:text-properties fo:font-weight="bold" officeooo:rsid="002586a3" style:font-weight-asian="bold" style:font-weight-complex="bold"/>
    </style:style>
    <style:style style:name="T40" style:family="text">
      <style:text-properties fo:font-weight="bold" officeooo:rsid="0027aac7" style:font-weight-asian="bold" style:font-weight-complex="bold"/>
    </style:style>
    <style:style style:name="T41" style:family="text">
      <style:text-properties fo:font-weight="bold" officeooo:rsid="002a0f59" style:font-weight-asian="bold" style:font-weight-complex="bold"/>
    </style:style>
    <style:style style:name="T42" style:family="text">
      <style:text-properties fo:font-weight="bold" style:font-weight-asian="bold" style:font-weight-complex="bold" fo:background-color="#ffffff"/>
    </style:style>
    <style:style style:name="T43" style:family="text">
      <style:text-properties fo:font-weight="bold" officeooo:rsid="00362098" style:font-weight-asian="bold" style:font-weight-complex="bold"/>
    </style:style>
    <style:style style:name="T44" style:family="text">
      <style:text-properties fo:font-weight="bold" fo:background-color="#ffffff" loext:char-shading-value="0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1fbeb2"/>
    </style:style>
    <style:style style:name="T47" style:family="text">
      <style:text-properties officeooo:rsid="0020ec39"/>
    </style:style>
    <style:style style:name="T48" style:family="text">
      <style:text-properties officeooo:rsid="001aad38"/>
    </style:style>
    <style:style style:name="T49" style:family="text">
      <style:text-properties officeooo:rsid="002586a3"/>
    </style:style>
    <style:style style:name="T50" style:family="text">
      <style:text-properties officeooo:rsid="0027aac7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2f54f8"/>
    </style:style>
    <style:style style:name="T53" style:family="text">
      <style:text-properties officeooo:rsid="002f99d8"/>
    </style:style>
    <style:style style:name="T54" style:family="text">
      <style:text-properties officeooo:rsid="0030fc13"/>
    </style:style>
    <style:style style:name="T55" style:family="text">
      <style:text-properties officeooo:rsid="0032a958"/>
    </style:style>
    <style:style style:name="T56" style:family="text">
      <style:text-properties officeooo:rsid="00340df4"/>
    </style:style>
    <style:style style:name="T57" style:family="text">
      <style:text-properties officeooo:rsid="0034eb3e"/>
    </style:style>
    <style:style style:name="T58" style:family="text">
      <style:text-properties officeooo:rsid="003620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57cm" fo:text-indent="-0.635cm" fo:margin-left="7.057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(#1 <text:span text:style-name="T49">- Tworzenie projektu Gradle</text:span>) </text:p>
      <text:p text:style-name="P51">(#2 <text:span text:style-name="T49">- Tutoriale Gradle</text:span>)</text:p>
      <text:p text:style-name="P51">(#3 <text:span text:style-name="T49">- Cykl życia</text:span>)</text:p>
      <text:p text:style-name="P51">(#<text:span text:style-name="T49">4</text:span> <text:span text:style-name="T49">- Pluginy</text:span>)</text:p>
      <text:p text:style-name="P1">plugins {</text:p>
      <text:p text:style-name="P1"><text:tab/>id 'org.springframework.boot' version '2.1.7.RELEASE'</text:p>
      <text:p text:style-name="P1"><text:tab/>id 'io.spring.dependency-management' version '1.0.8.RELEASE'</text:p>
      <text:p text:style-name="P12"><text:tab/>id 'java'<text:span text:style-name="T35"> </text:span><text:span text:style-name="T38">(#</text:span><text:span text:style-name="T39">5</text:span><text:span text:style-name="T38"> </text:span><text:span text:style-name="T39">- P</text:span><text:span text:style-name="T44">lugin 'java'</text:span><text:span text:style-name="T38">)</text:span></text:p>
      <text:p text:style-name="P1">}</text:p>
      <text:p text:style-name="P51">(#<text:span text:style-name="T49">6</text:span> <text:span text:style-name="T49">- Logowanie</text:span>)</text:p>
      <text:p text:style-name="P53">(#7 –<text:span text:style-name="T49"> Katalog src</text:span>)</text:p>
      <text:p text:style-name="P42">(#<text:span text:style-name="T2">8 - Zmienne</text:span>)</text:p>
      <text:p text:style-name="P1">group = 'com.gradle.test'</text:p>
      <text:p text:style-name="P1">version = '0.0.1-SNAPSHOT'</text:p>
      <text:p text:style-name="P1">sourceCompatibility = '1.8'</text:p>
      <text:p text:style-name="P7"/>
      <text:p text:style-name="P1">ext {</text:p>
      <text:p text:style-name="P1"><text:tab/>varDummyStr = '11'</text:p>
      <text:p text:style-name="P1"><text:tab/>varDummyInt = 11</text:p>
      <text:p text:style-name="P1">}</text:p>
      <text:p text:style-name="P10"/>
      <text:p text:style-name="P53">(#9 <text:span text:style-name="T49">- Repositories</text:span>)</text:p>
      <text:p text:style-name="P1">repositories {<text:tab/></text:p>
      <text:p text:style-name="P1"><text:tab/>mavenCentral()</text:p>
      <text:p text:style-name="P1">}</text:p>
      <text:p text:style-name="P1"/>
      <text:p text:style-name="P43">(#10 <text:span text:style-name="T49">- Dependencies</text:span>)</text:p>
      <text:p text:style-name="P1">dependencies {</text:p>
      <text:p text:style-name="P1"><text:tab/>implementation 'org.springframework.boot:spring-boot-starter'</text:p>
      <text:p text:style-name="P1"><text:tab/>testImplementation 'org.springframework.boot:spring-boot-starter-test'<text:tab/></text:p>
      <text:p text:style-name="P1"><text:tab/>// https://mvnrepository.com/artifact/org.javatuples/javatuples</text:p>
      <text:p text:style-name="P1"><text:tab/>compileOnly <text:s/>group: 'org.javatuples', name: 'javatuples', version: '1.2'<text:tab/></text:p>
      <text:p text:style-name="P1">}</text:p>
      <text:p text:style-name="P1"/>
      <text:p text:style-name="P54">(#11 – MainClass)</text:p>
      <text:p text:style-name="P54">(#12 - Fat<text:span text:style-name="T29">Jar)</text:span></text:p>
      <text:p text:style-name="P34"><text:span text:style-name="T42">(#13 – bootJar)</text:span></text:p>
      <text:p text:style-name="P34"><text:span text:style-name="T42"/></text:p>
      <text:p text:style-name="P48">(#14 - Taski)</text:p>
      <text:p text:style-name="P1">task t5{</text:p>
      <text:p text:style-name="P1">//<text:tab/>onlyIf(varDummy = '11'){println('t5 2')}</text:p>
      <text:p text:style-name="P1"><text:tab/>//onlyIf{project.hasProperty('varDummy') &amp;&amp; project.getProperty('varDummy') == '11'}</text:p>
      <text:p text:style-name="P1"><text:tab/>doFirst{</text:p>
      <text:p text:style-name="P1"><text:tab/><text:tab/>if (varDummyStr == '11')</text:p>
      <text:p text:style-name="P1"><text:tab/><text:tab/> <text:s/>println('t5 0')</text:p>
      <text:p text:style-name="P1"><text:tab/><text:tab/>if ("${varDummyStr}" == '12') {</text:p>
      <text:p text:style-name="P1"><text:tab/><text:tab/> <text:s/>println('t5 1')</text:p>
      <text:p text:style-name="P1"><text:tab/><text:tab/>}</text:p>
      <text:p text:style-name="P1"><text:tab/><text:tab/>println('varDummyInt-&gt;'+"${varDummyInt}")</text:p>
      <text:p text:style-name="P1"><text:tab/><text:tab/>println('varDummyInt--&gt;'+varDummyInt)</text:p>
      <text:p text:style-name="P1"><text:tab/><text:tab/>if (varDummyInt == 11) {</text:p>
      <text:p text:style-name="P1"><text:tab/><text:tab/> <text:s/>println('t5 2')</text:p>
      <text:p text:style-name="P1"><text:tab/><text:tab/>}</text:p>
      <text:p text:style-name="P1"><text:tab/><text:tab/>//println('varInt3-&gt;'+"${varInt3}")</text:p>
      <text:p text:style-name="P1"><text:tab/>println('t5 3')</text:p>
      <text:p text:style-name="P1"><text:tab/>}</text:p>
      <text:p text:style-name="P1"><text:tab/>doLast{</text:p>
      <text:p text:style-name="P1"><text:tab/><text:tab/>println('t5 59 = '+properties) <text:s text:c="8"/>//org.gradle.api.internal.project.DefaultAntBuilder@2c9237c3</text:p>
      <text:p text:style-name="P1"><text:tab/><text:tab/>println('t5 60 = '+taskDependencies[0]) <text:s text:c="8"/>//org.gradle.api.internal.project.DefaultAntBuilder@2c9237c3</text:p>
      <text:p text:style-name="P1"><text:tab/>}</text:p>
      <text:p text:style-name="P1">}</text:p>
      <text:p text:style-name="P3"/>
      <text:p text:style-name="P2"/>
      <text:p text:style-name="P50">@1</text:p>
      <text:p text:style-name="P2"><text:span text:style-name="T35">Tworzenie projektu gradle</text:span>:</text:p>
      <text:p text:style-name="P2"/>
      <text:p text:style-name="P2">W Eclipse należy wykonać kolejno 1,2,5</text:p>
      <text:p text:style-name="P2">Jeśli będzie się pluć o nazwę to sprawdzić czy nazwa projektu zgadza się z zawartością settings.gradle</text:p>
      <text:p text:style-name="P2">Jeśli dalej b<text:span text:style-name="T56">ę</text:span>dzie się pluć wykonać kroki 1-7</text:p>
      <text:p text:style-name="P2"/>
      <text:p text:style-name="P2"><text:soft-page-break/>1) Utworzyć projekt java (zwykły, nie gradle)</text:p>
      <text:p text:style-name="P2">2) Dodać katalog gradle, pliki: build.gradle, gradlew, gradlew.bat, settings.gradle</text:p>
      <text:p text:style-name="P2">3) Przenieść katalog poza workspace</text:p>
      <text:p text:style-name="P2">4) Odświeżyć workspace i potwierdzić usunięcie projektu</text:p>
      <text:p text:style-name="P2">5) Import Gradle/Existing </text:p>
      <text:p text:style-name="P2">6) Przenieść projekt z powrotem do workspace i odświeżyć workspace</text:p>
      <text:p text:style-name="P2">7) Zaimportować jako zwykły projekt</text:p>
      <text:p text:style-name="P2"/>
      <text:p text:style-name="P50">@2</text:p>
      <text:p text:style-name="P2"><text:span text:style-name="T35">Tutoriale</text:span>: <text:s text:c="2"/></text:p>
      <text:p text:style-name="P2"><text:tab/>https://www.tutorialspoint.com/gradle/index.htm</text:p>
      <text:p text:style-name="P2"><text:tab/>https://www.petrikainulainen.net/getting-started-with-gradle/</text:p>
      <text:p text:style-name="P2"/>
      <text:p text:style-name="P50">@3</text:p>
      <text:p text:style-name="P2"><text:span text:style-name="T35">Cykl </text:span><text:span text:style-name="T37">ż</text:span><text:span text:style-name="T35">ycia podczas każdego build</text:span></text:p>
      <text:list xml:id="list4522321152349267546" text:style-name="L14">
        <text:list-item>
          <text:p text:style-name="P74"><text:span text:style-name="T19">Projekt (GP) - pojedynczy projekt prowadzi do wybudowania jednego artefaktu (np plik jar lub zbi</text:span><text:span text:style-name="T20">ó</text:span><text:span text:style-name="T19">r wielu plik</text:span><text:span text:style-name="T20">ó</text:span><text:span text:style-name="T19">w klas)</text:span></text:p>
        </text:list-item>
        <text:list-item>
          <text:p text:style-name="P74"><text:span text:style-name="T19">Task - reprezentacja akcji (potencjalnie jednej z wielu) prowadz</text:span><text:span text:style-name="T20">ą</text:span><text:span text:style-name="T19">cych do wybudowania projektu</text:span></text:p>
        </text:list-item>
      </text:list>
      <text:p text:style-name="P2">Sa 3 fazy budowania projektu</text:p>
      <text:p text:style-name="P2"><text:tab/><text:span text:style-name="T35">initialization</text:span> - identyfikujemy wszystkie GP potrzebne do wykonania pojedynczego całego build.</text:p>
      <text:p text:style-name="P2"><text:tab/><text:tab/>W multu-propjektach <text:s/>możne być tego wiele (np frontend, backend i jakieś biblioteki).</text:p>
      <text:p text:style-name="P2"><text:tab/><text:tab/>Tutaj wykonywany jest kod umieszczony w pliku settings.gradle</text:p>
      <text:p text:style-name="P2"><text:tab/><text:span text:style-name="T35">configuration</text:span> - gradle buduje graf (acykliczny - bez pętli) taskow do wykonania</text:p>
      <text:p text:style-name="P2"><text:tab/><text:tab/>Tutaj wykonywany jest kod (poza kodem akcji taskow - patrz dalej) z pliku build.gradle</text:p>
      <text:p text:style-name="P2"><text:tab/><text:span text:style-name="T35">execution</text:span> <text:s/>- wywołanie kolejnych task<text:span text:style-name="T57">ó</text:span>w na podstawie grafu. </text:p>
      <text:p text:style-name="P2"><text:tab/><text:tab/>Tutaj wykonywany jest kod akcji taskow, czyli doFirst i doLast</text:p>
      <text:p text:style-name="P2"><text:tab/><text:tab/></text:p>
      <text:p text:style-name="P2">println 'phase 2'</text:p>
      <text:p text:style-name="P2">task doIt{</text:p>
      <text:p text:style-name="P2"><text:tab/>println 'phase 2'</text:p>
      <text:p text:style-name="P2"><text:tab/>doFirst{</text:p>
      <text:p text:style-name="P2"><text:tab/><text:tab/>println 'phase 3'</text:p>
      <text:p text:style-name="P2"><text:tab/>}</text:p>
      <text:p text:style-name="P2"><text:tab/>doLast{</text:p>
      <text:p text:style-name="P2"><text:tab/><text:tab/>println 'phase 3'</text:p>
      <text:p text:style-name="P2"><text:tab/>}</text:p>
      <text:p text:style-name="P2"><text:tab/>println 'phase 2'</text:p>
      <text:p text:style-name="P2">}<text:tab/></text:p>
      <text:p text:style-name="P2">println 'phase 2'<text:tab/></text:p>
      <text:p text:style-name="P2"><text:tab/><text:tab/> <text:tab/></text:p>
      <text:p text:style-name="P50">@4</text:p>
      <text:p text:style-name="P52">Pluginy:</text:p>
      <text:p text:style-name="P2"/>
      <text:p text:style-name="P2">Mog<text:span text:style-name="T56">ą</text:span> być skryptowe lub binarne</text:p>
      <text:p text:style-name="P2"><text:tab/></text:p>
      <text:p text:style-name="P2"><text:tab/>S - tylko z lokalnego systemu plik<text:span text:style-name="T56">ó</text:span>w lub zdalnie za pomoc<text:span text:style-name="T56">ą</text:span> HTTP URL:</text:p>
      <text:p text:style-name="P2"><text:tab/><text:tab/>- apply from: 'other.gradle'</text:p>
      <text:p text:style-name="P2"><text:tab/>B - klasa zdefiniowana w skrypcie build</text:p>
      <text:p text:style-name="P2"><text:tab/> <text:s/>- plik. java w buildSrc</text:p>
      <text:p text:style-name="P2"><text:tab/> <text:s/>- klasa w .jar, który jest umieszczony w dependency</text:p>
      <text:p text:style-name="P2"><text:tab/> <text:s/>- na portalu https://plugins.gradle.org lub innych repo:</text:p>
      <text:p text:style-name="P2"><text:tab/><text:tab/>- apply plugin: 'java'</text:p>
      <text:p text:style-name="P2"><text:tab/><text:tab/>- apply plugin: JavaPlugin</text:p>
      <text:p text:style-name="P2"><text:tab/><text:tab/>- plugins {</text:p>
      <text:p text:style-name="P2"><text:s/><text:tab/><text:tab/> <text:s text:c="3"/>id 'java'</text:p>
      <text:p text:style-name="P2"><text:tab/><text:tab/> <text:s/>}</text:p>
      <text:p text:style-name="P2"><text:tab/><text:tab/> <text:s/>Działa tylko dla pluginow z https://plugins.gradle.org</text:p>
      <text:p text:style-name="P2"><text:tab/><text:tab/>- buildscript {</text:p>
      <text:p text:style-name="P2"><text:tab/><text:tab/><text:tab/>repositories {</text:p>
      <text:p text:style-name="P2"><text:tab/><text:tab/><text:tab/> <text:s/>jcenter()</text:p>
      <text:p text:style-name="P2"><text:tab/><text:tab/><text:tab/>}</text:p>
      <text:p text:style-name="P2"><text:tab/><text:tab/><text:tab/>dependencies {</text:p>
      <text:p text:style-name="P2"><text:tab/><text:tab/><text:tab/> <text:s/>classpath "com.jfrog.bintray.gradle:gradle-bintray-plugin:0.4.1"</text:p>
      <text:p text:style-name="P2"><text:tab/><text:tab/><text:tab/>}</text:p>
      <text:p text:style-name="P2"><text:tab/><text:tab/> <text:s/>}</text:p>
      <text:p text:style-name="P2"><text:tab/><text:tab/> <text:s/>apply plugin: "com.jfrog.bintray"</text:p>
      <text:p text:style-name="P2"><text:tab/><text:tab/> <text:s/>Dodawanie pluginu z innego repo n<text:span text:style-name="T56">iż</text:span> https://plugins.gradle.org</text:p>
      <text:p text:style-name="P2"><text:tab/><text:tab/> <text:s/></text:p>
      <text:p text:style-name="P2"><text:tab/><text:tab/> <text:s/></text:p>
      <text:p text:style-name="P2"><text:s text:c="4"/>Przykład takiego plugina z jego opisem: https://github.com/nilsmagnus/wsdl2java </text:p>
      <text:p text:style-name="P2"><text:s text:c="4"/></text:p>
      <text:p text:style-name="P2"><text:soft-page-break/><text:s text:c="4"/>Przykład wykorzystania</text:p>
      <text:p text:style-name="P2"><text:s text:c="4"/>wsdl2java {</text:p>
      <text:p text:style-name="P2"><text:s text:c="6"/>wsdlsToGenerate = [</text:p>
      <text:p text:style-name="P2"><text:s text:c="14"/>['-p','com.acme.mypackage', '-autoNameResolution',"$projectDir/src/main/resources/wsdl/stockqoute.wsdl"]</text:p>
      <text:p text:style-name="P2"><text:s text:c="6"/>]</text:p>
      <text:p text:style-name="P2"><text:s text:c="6"/>generatedWsdlDir = file("$projectDir/generatedsources")</text:p>
      <text:p text:style-name="P2"><text:s text:c="6"/>wsdlDir = file("$projectDir/src/main/resources/wsdl")</text:p>
      <text:p text:style-name="P2"><text:s text:c="6"/>locale = Locale.FRANCE</text:p>
      <text:p text:style-name="P2"><text:s text:c="4"/>}</text:p>
      <text:p text:style-name="P2"><text:s text:c="4"/>To jakby rozszerzenie taska dodanego z tym pluginem (bo nowy task to "task wsdl2java{...}")<text:tab/><text:tab/> <text:s/><text:tab/><text:tab/></text:p>
      <text:p text:style-name="P2"/>
      <text:p text:style-name="P4"><text:span text:style-name="T35">@</text:span><text:span text:style-name="T39">5</text:span></text:p>
      <text:p text:style-name="P2">Ogolnie caly <text:span text:style-name="T35">plugin 'java' </text:span>opisany jest tutaj: https://docs.gradle.org/2.4/userguide/java_plugin.html</text:p>
      <text:p text:style-name="P2">Ponizej zamieszczam tylko jego fragmenty</text:p>
      <text:p text:style-name="P2"><text:tab/></text:p>
      <text:p text:style-name="P2">Java dodaje nowe taski</text:p>
      <text:p text:style-name="P2"><text:tab/>- clean: usuwa katalog build. Morze się zdarzyć, ze coś "trzyma" plik, wtedy należny ożyć programu LockHunter</text:p>
      <text:p text:style-name="P2"><text:tab/>- compileJava - kompiluje kod <text:s/></text:p>
      <text:p text:style-name="P2"><text:tab/>- assemble - buduje wszystkie archiwa (jar)</text:p>
      <text:p text:style-name="P2"><text:tab/><text:tab/>:compileJava</text:p>
      <text:p text:style-name="P2"><text:tab/><text:tab/>:processResources </text:p>
      <text:p text:style-name="P2"><text:tab/><text:tab/>:classes</text:p>
      <text:p text:style-name="P2"><text:tab/><text:tab/>:jar</text:p>
      <text:p text:style-name="P2"><text:tab/><text:tab/>:assemble</text:p>
      <text:p text:style-name="P2"><text:tab/>- check - wykonuje przede wszystkimi taski weryfikacyjne, w szczególności test</text:p>
      <text:p text:style-name="P2"><text:tab/>- build - wykonuje check i assemble</text:p>
      <text:p text:style-name="P2"><text:tab/><text:tab/>:compileJava</text:p>
      <text:p text:style-name="P2"><text:tab/><text:tab/>:processResources </text:p>
      <text:p text:style-name="P2"><text:tab/><text:tab/>:classes</text:p>
      <text:p text:style-name="P2"><text:tab/><text:tab/>:jar</text:p>
      <text:p text:style-name="P2"><text:tab/><text:tab/>:assemble</text:p>
      <text:p text:style-name="P2"><text:tab/><text:tab/>:compileTestJava </text:p>
      <text:p text:style-name="P2"><text:tab/><text:tab/>:processTestResources </text:p>
      <text:p text:style-name="P2"><text:tab/><text:tab/>:testClasses </text:p>
      <text:p text:style-name="P2"><text:tab/><text:tab/>:test </text:p>
      <text:p text:style-name="P2"><text:tab/><text:tab/>:check </text:p>
      <text:p text:style-name="P2"><text:tab/><text:tab/>:build<text:tab/><text:tab/></text:p>
      <text:p text:style-name="P2"><text:tab/>- test - uruchamia un<text:span text:style-name="T57">i</text:span>t testy tes<text:span text:style-name="T57">t</text:span>y. Log z błędami można znaleźć w build/reports/reports/tests/test/index.html </text:p>
      <text:p text:style-name="P2"><text:tab/></text:p>
      <text:p text:style-name="P51">@<text:span text:style-name="T49">6</text:span></text:p>
      <text:p text:style-name="P6"><text:span text:style-name="T35">Logowanie</text:span>: https://docs.gradle.org/current/userguide/logging.html</text:p>
      <text:p text:style-name="P6">Domyślnie wyświetla 1-4. Aby pokazywać</text:p>
      <text:p text:style-name="P6"><text:tab/>3 -w </text:p>
      <text:p text:style-name="P6"><text:tab/>5 -i - duuuzo informacji o tym, co się dzieje</text:p>
      <text:p text:style-name="P6"><text:tab/>6 -d - ku...sko dyzo informacji</text:p>
      <text:p text:style-name="P6"><text:tab/><text:tab/></text:p>
      <text:p text:style-name="P6">logger.quiet( <text:s text:c="3"/>'1 An info log message which is always logged.')</text:p>
      <text:p text:style-name="P6">logger.error( <text:s text:c="3"/>'2 An error log message.')</text:p>
      <text:p text:style-name="P6">logger.warn( <text:s text:c="4"/>'3 A warning log message.')</text:p>
      <text:p text:style-name="P6">logger.lifecycle('4 A lifecycle info log message.')</text:p>
      <text:p text:style-name="P6">logger.info( <text:s text:c="4"/>'5 An info log message.')</text:p>
      <text:p text:style-name="P6">logger.debug( <text:s text:c="3"/>'6 A debug log message.')</text:p>
      <text:p text:style-name="P6">logger.trace( <text:s text:c="3"/>'7 A trace log message.')</text:p>
      <text:p text:style-name="P6"/>
      <text:p text:style-name="P6"><text:span text:style-name="T29">-s /-S poka</text:span><text:span text:style-name="T34">że</text:span><text:span text:style-name="T29"> standardowy(zalecany) stacktrace / pe</text:span><text:span text:style-name="T34">łe</text:span><text:span text:style-name="T29">n stacktrace</text:span></text:p>
      <text:p text:style-name="P18"/>
      <text:p text:style-name="P41">@7</text:p>
      <text:p text:style-name="P19"><text:span text:style-name="T45">Domyślne</text:span><text:span text:style-name="T35"> położenie katalogów </text:span><text:span text:style-name="T36">z plikami</text:span><text:span text:style-name="T35"> java</text:span> to np </text:p>
      <text:p text:style-name="P19"><text:tab/>src/main/java</text:p>
      <text:p text:style-name="P19"><text:tab/>src/test/resources etc…</text:p>
      <text:p text:style-name="P35">Aby zapewni<text:span text:style-name="T57">ć</text:span> bezproblemową kompilację za pomocą gradle należy jedno z poniższych:</text:p>
      <text:list xml:id="list5806567615360590661" text:style-name="L15">
        <text:list-item>
          <text:p text:style-name="P25">Trzymać sources w src/main/java</text:p>
        </text:list-item>
        <text:list-item>
          <text:p text:style-name="P25">podać kolejne odla jak ponizej</text:p>
        </text:list-item>
      </text:list>
      <text:p text:style-name="P19">sourceSets {</text:p>
      <text:p text:style-name="P19"><text:s text:c="4"/>main {</text:p>
      <text:p text:style-name="P19"><text:s text:c="8"/>java {</text:p>
      <text:p text:style-name="P19"><text:s text:c="12"/>srcDir 'src/java'</text:p>
      <text:p text:style-name="P19"><text:s text:c="8"/>}</text:p>
      <text:p text:style-name="P19"><text:s text:c="8"/>resources {</text:p>
      <text:p text:style-name="P19"><text:s text:c="12"/>srcDir 'src/resources'</text:p>
      <text:p text:style-name="P19"><text:soft-page-break/><text:s text:c="8"/>}</text:p>
      <text:p text:style-name="P19"><text:s text:c="4"/>}</text:p>
      <text:p text:style-name="P19">}</text:p>
      <text:p text:style-name="P15"/>
      <text:p text:style-name="P41">@8</text:p>
      <text:p text:style-name="P37">Zmienne</text:p>
      <text:p text:style-name="P19">Groovy jest językiem skryptowym, stąd brak typów zmiennych. </text:p>
      <text:p text:style-name="P19"/>
      <text:p text:style-name="P41">Przykład ustalenia wartości już zdefiniowanej zmi<text:span text:style-name="T57">e</text:span>nnej</text:p>
      <text:p text:style-name="P19"><text:tab/>group = 'com.gradle.test'</text:p>
      <text:p text:style-name="P19"><text:tab/>version = '0.0.1-SNAPSHOT'</text:p>
      <text:p text:style-name="P19"><text:tab/>sourceCompatibility = '1.8'</text:p>
      <text:p text:style-name="P19"/>
      <text:p text:style-name="P41">Przykład definiowania zmiennych</text:p>
      <text:p text:style-name="P19"><text:tab/>ext {</text:p>
      <text:p text:style-name="P19"><text:tab/><text:tab/>varDummy = '11'</text:p>
      <text:p text:style-name="P19"><text:tab/><text:tab/>varInt1 = 11</text:p>
      <text:p text:style-name="P19"><text:tab/><text:tab/>varInt2 = 12</text:p>
      <text:p text:style-name="P19"><text:tab/><text:tab/>varInt3 = varInt1 + varInt2; //wartość == 23</text:p>
      <text:p text:style-name="P19"><text:tab/>}</text:p>
      <text:p text:style-name="P19"/>
      <text:p text:style-name="P37"><text:span text:style-name="T1">Przykład użycia </text:span>użyci<text:span text:style-name="T1">a</text:span> zmiennej</text:p>
      <text:p text:style-name="P19"><text:tab/>if (varInt3 == 23) { ... } <text:s text:c="8"/>//true - naturalne</text:p>
      <text:p text:style-name="P19"><text:tab/>if ("${varInt3}" == 23) { ... } <text:s text:c="3"/>//false - wygląda jak traktowane jako String</text:p>
      <text:p text:style-name="P19"><text:tab/>if ("${varInt3}" == '23') { ... } <text:s/>//true - wygląda jak traktowane jako String</text:p>
      <text:p text:style-name="P19"><text:tab/>if ("${varDummy}" == '11') { ... } //true</text:p>
      <text:p text:style-name="P19"><text:tab/>if (varDummyStr == '11') { ... } <text:s text:c="2"/>//true </text:p>
      <text:p text:style-name="P19"><text:tab/>println('varDummyInt-&gt;'+"${varDummyInt}") // varDummyInt-&gt;11</text:p>
      <text:p text:style-name="P19"><text:tab/>println('varDummyInt--&gt;'+varDummyInt) <text:s text:c="4"/>// varDummyInt--&gt;11</text:p>
      <text:p text:style-name="P19"><text:tab/></text:p>
      <text:p text:style-name="P41">Przykłady properties projektu</text:p>
      <text:p text:style-name="P19">task t5{</text:p>
      <text:p text:style-name="P19"><text:tab/>doLast{</text:p>
      <text:p text:style-name="P19"><text:tab/><text:tab/>println('t5 51 = '+project)<text:tab/><text:tab/>//root project 'GradleTest'</text:p>
      <text:p text:style-name="P19"><text:tab/><text:tab/>println('t5 52 = '+name)<text:tab/><text:tab/>//t5</text:p>
      <text:p text:style-name="P19"><text:tab/><text:tab/>println('t5 53 = '+path)<text:tab/><text:tab/>//:t5</text:p>
      <text:p text:style-name="P19"><text:tab/><text:tab/>println('t5 54 = '+description) //null</text:p>
      <text:p text:style-name="P19"><text:tab/><text:tab/>println('t5 55 = '+projectDir) <text:s/>//C:\Users\mudia\Documents\Java\MyJava\GradleTest\GradleTest</text:p>
      <text:p text:style-name="P19"><text:tab/><text:tab/>println('t5 56 = '+buildDir) <text:s text:c="3"/>//C:\Users\mudia\Documents\Java\MyJava\GradleTest\GradleTest\build</text:p>
      <text:p text:style-name="P19"><text:tab/><text:tab/>println('t5 57 = '+group) <text:s text:c="6"/>//null</text:p>
      <text:p text:style-name="P19"><text:tab/><text:tab/>println('t5 58 = '+version) <text:s text:c="4"/>//0.0.1-SNAPSHOT //ustalone przez użytkownika</text:p>
      <text:p text:style-name="P19"><text:tab/><text:tab/>println('t5 59 = '+ant) <text:s text:c="8"/>//org.gradle.api.internal.project.DefaultAntBuilder@2c9237c3</text:p>
      <text:p text:style-name="P19"><text:tab/>}</text:p>
      <text:p text:style-name="P19">}</text:p>
      <text:p text:style-name="P19"/>
      <text:p text:style-name="P45">@9</text:p>
      <text:p text:style-name="P36">Konfigurowanie <text:span text:style-name="T2">ź</text:span>r<text:span text:style-name="T2">ó</text:span>de<text:span text:style-name="T2">ł</text:span> dla dependencies</text:p>
      <text:p text:style-name="P16"/>
      <text:p text:style-name="P24"><text:tab/>repo<text:span text:style-name="T52">si</text:span>tories { … <text:span text:style-name="T2">}</text:span></text:p>
      <text:p text:style-name="P16"/>
      <text:p text:style-name="P16"><text:tab/>Dodawanie <text:span text:style-name="T35">repozytorium maven</text:span></text:p>
      <text:list xml:id="list5328266558146392720" text:style-name="L1">
        <text:list-item>
          <text:p text:style-name="P8"><text:a xlink:type="simple" xlink:href="http://repo1.maven.org/maven2/" text:style-name="Internet_20_link" text:visited-style-name="Visited_20_Internet_20_Link"><text:span text:style-name="T29">http://repo1.maven.org/maven2/</text:span></text:a></text:p>
          <text:p text:style-name="P17">mavenCentral() </text:p>
        </text:list-item>
        <text:list-item>
          <text:p text:style-name="P8"><text:a xlink:type="simple" xlink:href="http://jcenter.bintray.com/" text:style-name="Internet_20_link" text:visited-style-name="Visited_20_Internet_20_Link"><text:span text:style-name="T29">http://jcenter.bintray.com/</text:span></text:a></text:p>
          <text:p text:style-name="P17">jcenter()</text:p>
        </text:list-item>
        <text:list-item>
          <text:p text:style-name="P30">lokalne repo maven</text:p>
          <text:p text:style-name="P17">mavenLocal()</text:p>
          <text:list>
            <text:list-header>
              <text:p text:style-name="P17">maven {</text:p>
              <text:p text:style-name="P17">url 'http://maven.petrikainulainen.net/repo'</text:p>
              <text:p text:style-name="P17">url '../maven-repo'</text:p>
            </text:list-header>
          </text:list>
          <text:p text:style-name="P17">} <text:s text:c="3"/></text:p>
        </text:list-item>
      </text:list>
      <text:p text:style-name="P16"><text:tab/></text:p>
      <text:p text:style-name="P16"><text:tab/>Dodawanie <text:span text:style-name="T35">repozytorium IVY</text:span></text:p>
      <text:p text:style-name="P16"><text:tab/>ivy {</text:p>
      <text:list xml:id="list5635231732128249630" text:style-name="L2">
        <text:list-item>
          <text:p text:style-name="P57"><text:span text:style-name="T8">z sieci</text:span></text:p>
          <text:p text:style-name="P56"><text:span text:style-name="T18">url '</text:span><text:a xlink:type="simple" xlink:href="http://ivy.petrikainulainen.net/repo" text:style-name="Internet_20_link" text:visited-style-name="Visited_20_Internet_20_Link"><text:span text:style-name="T18">http://ivy.petrikainulainen.net/repo</text:span></text:a><text:span text:style-name="T18">'</text:span></text:p>
        </text:list-item>
        <text:list-item>
          <text:p text:style-name="P57"><text:span text:style-name="T8">z lokalnego katalogu</text:span></text:p>
          <text:p text:style-name="P57"><text:span text:style-name="T8">url '../ivy-repo'</text:span></text:p>
        </text:list-item>
      </text:list>
      <text:p text:style-name="P16"><text:s text:c="4"/><text:tab/>}</text:p>
      <text:p text:style-name="P16"><text:soft-page-break/></text:p>
      <text:p text:style-name="P16"><text:tab/>Dodawanie <text:span text:style-name="T36">jar’ów</text:span><text:span text:style-name="T35"> z</text:span> <text:span text:style-name="T35">lokalnego katalogu </text:span>dependency. Przeszukane zostan<text:span text:style-name="T58">ą</text:span> katalogi libA i libB, <text:span text:style-name="T2">w poszukiwaniu</text:span></text:p>
      <text:p text:style-name="P16"><text:s text:c="4"/><text:tab/>flatDir {</text:p>
      <text:p text:style-name="P16"><text:s text:c="7"/><text:tab/><text:tab/>dirs 'libA', 'libB'</text:p>
      <text:p text:style-name="P16"><text:s text:c="4"/><text:tab/>}</text:p>
      <text:p text:style-name="P16"/>
      <text:p text:style-name="P43">@10</text:p>
      <text:p text:style-name="P43">Zależności</text:p>
      <text:p text:style-name="P31"/>
      <text:p text:style-name="P20"><text:span text:style-name="T35">Opis zale</text:span><text:span text:style-name="T43">ż</text:span><text:span text:style-name="T35">no</text:span><text:span text:style-name="T43">śc</text:span><text:span text:style-name="T35">i z grafem</text:span>: https://docs.gradle.org/2.4/userguide/java_plugin.html#sec:java_plugin_and_dependency_management</text:p>
      <text:p text:style-name="P58"><text:span text:style-name="T8">Zasadniczo najpopularniejsze:</text:span></text:p>
      <text:list xml:id="list3844891100805504173" text:style-name="L4">
        <text:list-item>
          <text:p text:style-name="P59"><text:span text:style-name="T8">compile - uzywane przez :compileTestJava</text:span></text:p>
        </text:list-item>
        <text:list-item>
          <text:p text:style-name="P59"><text:span text:style-name="T8">runtime - rozszerza compile</text:span></text:p>
        </text:list-item>
        <text:list-item>
          <text:p text:style-name="P59"><text:span text:style-name="T8">testCompile - u</text:span><text:span text:style-name="T9">ż</text:span><text:span text:style-name="T8">ywa</text:span><text:span text:style-name="T9">ć</text:span><text:span text:style-name="T8"> tylko dl</text:span><text:span text:style-name="T9">a</text:span><text:span text:style-name="T8"> dependency u</text:span><text:span text:style-name="T9">ż</text:span><text:span text:style-name="T8">ywanych </text:span><text:span text:style-name="T9">wyłącznie</text:span><text:span text:style-name="T8"> podczas test</text:span><text:span text:style-name="T9">ó</text:span><text:span text:style-name="T8">w np Junit</text:span></text:p>
          <text:list>
            <text:list-header>
              <text:p text:style-name="P59"><text:span text:style-name="T8">testCompile 'junit:junit:4.11'</text:span></text:p>
            </text:list-header>
          </text:list>
        </text:list-item>
        <text:list-item>
          <text:p text:style-name="P59"><text:span text:style-name="T8">compileOnly - spowoduje, </text:span><text:span text:style-name="T9">ż</text:span><text:span text:style-name="T8">e dependency będzie obecne dla compile, test + runtime, ale nie dla jar! Chodzi o to, </text:span><text:span text:style-name="T9">ż</text:span><text:span text:style-name="T8">e program app u</text:span><text:span text:style-name="T9">ż</text:span><text:span text:style-name="T8">ywa biblioteki foo, kt</text:span><text:span text:style-name="T9">ó</text:span><text:span text:style-name="T8">ra wewnętrznie u</text:span><text:span text:style-name="T9">ż</text:span><text:span text:style-name="T8">ywa biblioteki bar, wiec TYLKO foo jest niezbędne do skompilowania app, ale zarówno foo jak i bar do uruchomienia app</text:span></text:p>
        </text:list-item>
      </text:list>
      <text:p text:style-name="P20"/>
      <text:p text:style-name="P38">Wskazanie konkretnych dependencies do zaciągnięcia z<text:span text:style-name="T47">e</text:span> <text:span text:style-name="T46">ź</text:span>ródeł <text:span text:style-name="T47">w repository { … }</text:span></text:p>
      <text:p text:style-name="P20">dependencies { … <text:span text:style-name="T46">}</text:span></text:p>
      <text:p text:style-name="P38">Dwa <text:span text:style-name="T46">równoważne</text:span> sposoby określania pojedynczego dependency:</text:p>
      <text:list xml:id="list7691682641953230969" text:style-name="L5">
        <text:list-item>
          <text:p text:style-name="P60"><text:span text:style-name="T8">compile group: 'foo', name: 'foo', version: '0.1'</text:span></text:p>
        </text:list-item>
        <text:list-item>
          <text:p text:style-name="P60"><text:span text:style-name="T8">compile 'foo:foo:0.1'</text:span></text:p>
        </text:list-item>
      </text:list>
      <text:p text:style-name="P20"><text:tab/></text:p>
      <text:p text:style-name="P39">Dwa <text:span text:style-name="T46">równoważne</text:span> sposoby <text:s/><text:span text:style-name="T47">w</text:span>skazani<text:span text:style-name="T47">a</text:span> wielu dependancies:</text:p>
      <text:list xml:id="list8321128726370985345" text:style-name="L6">
        <text:list-item>
          <text:p text:style-name="P61"><text:span text:style-name="T8">compile (</text:span></text:p>
        </text:list-item>
      </text:list>
      <text:p text:style-name="P20"><text:tab/><text:tab/>[group: 'foo', name: 'foo', version: '0.1'],</text:p>
      <text:p text:style-name="P20"><text:s text:c="8"/><text:tab/><text:tab/>[group: 'bar', name: 'bar', version: '0.1']</text:p>
      <text:p text:style-name="P62"><text:span text:style-name="T8"><text:s text:c="4"/><text:tab/>)</text:span></text:p>
      <text:list xml:id="list7355218296460263214" text:style-name="L8">
        <text:list-item>
          <text:p text:style-name="P63"><text:span text:style-name="T8">compile 'foo:foo:0.1', 'bar:bar:0.1'<text:tab/></text:span></text:p>
        </text:list-item>
      </text:list>
      <text:p text:style-name="P20"><text:s text:c="4"/></text:p>
      <text:p text:style-name="P44">Compile, Api, Implementation</text:p>
      <text:list xml:id="list6308417310577578872" text:style-name="L9">
        <text:list-item>
          <text:p text:style-name="P64"><text:span text:style-name="T8">compile – </text:span><text:span text:style-name="T10">(</text:span><text:span text:style-name="T8">przestarza</text:span><text:span text:style-name="T10">ł</text:span><text:span text:style-name="T8">y</text:span><text:span text:style-name="T10">)</text:span><text:span text:style-name="T8"> </text:span><text:span text:style-name="T10">pozwala na odstęp do zagłębionych zależności</text:span></text:p>
        </text:list-item>
        <text:list-item>
          <text:p text:style-name="P64"><text:span text:style-name="T8">api – </text:span><text:span text:style-name="T10">pozwala na dostęp do zagłębionych zależności</text:span></text:p>
        </text:list-item>
        <text:list-item>
          <text:p text:style-name="P64"><text:span text:style-name="T8">implementation –</text:span><text:span text:style-name="T10"> blokuje dostęp do zagłębionych zależności</text:span></text:p>
        </text:list-item>
      </text:list>
      <text:p text:style-name="P20">Szczegóły z przykładem <text:s/>w https://stackoverflow.com/a/48388463</text:p>
      <text:p text:style-name="P21">W skrócie </text:p>
      <text:list xml:id="list3077789322020806952" text:style-name="L10">
        <text:list-item>
          <text:p text:style-name="P65"><text:span text:style-name="T8">mamy app korzystająca z libA korzystająca z libB</text:span></text:p>
        </text:list-item>
        <text:list-item>
          <text:p text:style-name="P65"><text:span text:style-name="T8">app ma implementation libA</text:span></text:p>
        </text:list-item>
      </text:list>
      <text:p text:style-name="P29"><text:s text:c="4"/>Je<text:span text:style-name="T47">śl</text:span>i libA ma api lub compile dla LibB, to app b<text:span text:style-name="T47">ę</text:span>dzie m<text:span text:style-name="T47">ógł</text:span> korzysta<text:span text:style-name="T47">ć</text:span> z LibB (np LibB.getVal();)</text:p>
      <text:p text:style-name="P21"><text:s text:c="4"/>Je<text:span text:style-name="T47">śl</text:span>i libA ma implementation dla LibB, to app nie b<text:span text:style-name="T47">ę</text:span>dzie m<text:span text:style-name="T47">ógł</text:span> korzysta<text:span text:style-name="T47">ć</text:span> a LibB (LibB.getVal(); nie skompiluje si<text:span text:style-name="T58">ę</text:span>)</text:p>
      <text:p text:style-name="P20"/>
      <text:p text:style-name="P46">@11</text:p>
      <text:p text:style-name="P46">MainClass</text:p>
      <text:p text:style-name="P22">Dla plugina "java" - ustawianie Main-Class do generowania pliku jar: </text:p>
      <text:list xml:id="list5983569970501010497" text:style-name="L12">
        <text:list-item>
          <text:p text:style-name="P66"><text:span text:style-name="T8">Konieczne tylko je</text:span><text:span text:style-name="T11">ś</text:span><text:span text:style-name="T8">li ma by</text:span><text:span text:style-name="T11">ć</text:span><text:span text:style-name="T8"> to aplikacja (a nie biblioteka) </text:span></text:p>
        </text:list-item>
        <text:list-item>
          <text:p text:style-name="P66"><text:span text:style-name="T8">Nie jest to konieczne dla Springa (inny plugin, który sam rozwiązuje ten problem) </text:span></text:p>
        </text:list-item>
      </text:list>
      <text:p text:style-name="P22"><text:tab/>jar {</text:p>
      <text:p text:style-name="P22"><text:tab/> <text:s text:c="3"/>manifest {</text:p>
      <text:p text:style-name="P22"><text:tab/> <text:s text:c="7"/>attributes 'Main-Class': 'com.gradle.test.GradleTest.GradleTestApplication.HelloWorld'</text:p>
      <text:p text:style-name="P22"><text:tab/> <text:s text:c="3"/>}</text:p>
      <text:p text:style-name="P22"><text:tab/>}</text:p>
      <text:p text:style-name="P22"/>
      <text:p text:style-name="P46">@12</text:p>
      <text:p text:style-name="P46">FatJar</text:p>
      <text:list xml:id="list8510810887716284107" text:style-name="L13">
        <text:list-item>
          <text:p text:style-name="P33">Powoduje zawarcie zależności w generowanym pliku jar</text:p>
        </text:list-item>
        <text:list-item>
          <text:p text:style-name="P33">Konieczne gdy generujemy końcową aplikację lub bibliotekę dołacaną jako flatDir</text:p>
        </text:list-item>
        <text:list-item>
          <text:p text:style-name="P33">Niepotrzebne dla Springa, który domyślnie dołacza dependancies do <text:span text:style-name="T48">jar'a</text:span></text:p>
        </text:list-item>
      </text:list>
      <text:p text:style-name="P22"/>
      <text:p text:style-name="P32"><text:tab/><text:span text:style-name="T35">Sposób 1 </text:span>– dołączanie<text:span text:style-name="T35"> zawsze</text:span> przy generowaniu pliku jar</text:p>
      <text:p text:style-name="P22"><text:tab/>jar {</text:p>
      <text:p text:style-name="P22"><text:tab/> <text:s text:c="3"/>from { configurations.compile.collect { it.isDirectory() ? it : zipTree(it) } }</text:p>
      <text:p text:style-name="P22"><text:tab/> <text:s text:c="3"/>manifest {</text:p>
      <text:p text:style-name="P22"><text:soft-page-break/><text:tab/> <text:s text:c="7"/>attributes 'Main-Class': 'com.gradle.test.GradleTest.GradleTestApplication'</text:p>
      <text:p text:style-name="P22"><text:tab/> <text:s text:c="3"/>}</text:p>
      <text:p text:style-name="P22"><text:tab/>}</text:p>
      <text:p text:style-name="P22"/>
      <text:p text:style-name="P22"><text:tab/><text:span text:style-name="T40">Sposób 2</text:span><text:span text:style-name="T50"> – </text:span><text:span text:style-name="T40">oddzialny task</text:span><text:span text:style-name="T50"> rozszerzający task jar</text:span></text:p>
      <text:p text:style-name="P22"><text:tab/>task customFatJar(type: Jar) {</text:p>
      <text:p text:style-name="P22"><text:tab/> <text:s text:c="3"/>manifest {</text:p>
      <text:p text:style-name="P22"><text:tab/> <text:s text:c="7"/>attributes 'Main-Class': 'com.gradle.test.GradleTest.GradleTestApplication'</text:p>
      <text:p text:style-name="P22"><text:tab/> <text:s text:c="3"/>}</text:p>
      <text:p text:style-name="P22"><text:tab/> <text:s text:c="3"/><text:tab/>//nadaje czesc nazwy pliku jar "testJar-0.0.1-SNAPSHOT.jar"</text:p>
      <text:p text:style-name="P22"><text:tab/> <text:s text:c="3"/><text:tab/>//[archiveBaseName]-[archiveAppendix]-[archiveVersion]-[archiveClassifier].[archiveExtension]</text:p>
      <text:p text:style-name="P22"><text:tab/> <text:s text:c="3"/><text:tab/>//Tutaj szczegoly https://docs.gradle.org/current/dsl/org.gradle.api.tasks.bundling.Jar.html</text:p>
      <text:p text:style-name="P22"><text:tab/> <text:s text:c="3"/>baseName = 'testJar'</text:p>
      <text:p text:style-name="P22"><text:tab/> <text:s text:c="3"/>from { configurations.compile.collect { it.isDirectory() ? it : zipTree(it) } }</text:p>
      <text:p text:style-name="P22"><text:tab/> <text:s text:c="3"/>with jar</text:p>
      <text:p text:style-name="P22"><text:tab/>}</text:p>
      <text:p text:style-name="P22"><text:tab/></text:p>
      <text:p text:style-name="P47">@13</text:p>
      <text:p text:style-name="P23"><text:span text:style-name="T35">Reguluje tworzenie plik</text:span><text:span text:style-name="T41">ó</text:span><text:span text:style-name="T35">w jar</text:span> przez plugin od <text:span text:style-name="T35">Springa</text:span></text:p>
      <text:p text:style-name="P23">bootJar {</text:p>
      <text:p text:style-name="P23"><text:tab/><text:tab/><text:span text:style-name="T51">//Zmiana glownej klasy aplikacji z domyslnej</text:span></text:p>
      <text:p text:style-name="P23"><text:tab/>mainClass = 'com.example.demo.Application'<text:tab/></text:p>
      <text:p text:style-name="P23"><text:tab/><text:tab/>//Powoduje, ze Assemble nie wygeneruje build/libs i pliku jar</text:p>
      <text:p text:style-name="P23"><text:s text:c="4"/><text:tab/>enabled = false <text:s text:c="3"/></text:p>
      <text:p text:style-name="P23"><text:s text:c="4"/><text:tab/><text:tab/>//nadanie nazwy pliku docelowego</text:p>
      <text:p text:style-name="P23"><text:s text:c="4"/><text:tab/>archiveName = 'testJar!'</text:p>
      <text:p text:style-name="P23">}</text:p>
      <text:p text:style-name="P23"/>
      <text:p text:style-name="P48">@14</text:p>
      <text:p text:style-name="P40">Taski</text:p>
      <text:p text:style-name="P40"/>
      <text:p text:style-name="P67"><text:span text:style-name="T25">Nowy task </text:span><text:span text:style-name="T26">(o nazwie XXX)</text:span></text:p>
      <text:list xml:id="list7816018057641063111" text:style-name="L16">
        <text:list-item>
          <text:p text:style-name="P68"><text:span text:style-name="T8">task </text:span><text:span text:style-name="T16">XXX{…</text:span><text:span text:style-name="T8">}</text:span></text:p>
        </text:list-item>
        <text:list-item>
          <text:p text:style-name="P68"><text:span text:style-name="T8">Nie może byc 2 tasków o takiej samej nazwie</text:span></text:p>
          <text:p text:style-name="P26"/>
        </text:list-item>
      </text:list>
      <text:p text:style-name="P40">Rozszerzenie już istniejącego taska <text:span text:style-name="T52">(o nazwie XXX)</text:span></text:p>
      <text:list xml:id="list3650102862955899677" text:style-name="L18">
        <text:list-item>
          <text:p text:style-name="P73"><text:span text:style-name="T16">XXX</text:span><text:span text:style-name="T8"> {…}</text:span></text:p>
        </text:list-item>
        <text:list-item>
          <text:p text:style-name="P69"><text:span text:style-name="T8">dodaje nowe linie kodu. Po prostu dokleja nowe komen</text:span><text:span text:style-name="T17">d</text:span><text:span text:style-name="T8">y na koniec już istniejącego kodu</text:span></text:p>
        </text:list-item>
      </text:list>
      <text:p text:style-name="P70"><text:span text:style-name="T8"/></text:p>
      <text:p text:style-name="P71"><text:span text:style-name="T25">Kolejność wykonywania </text:span><text:span text:style-name="T27">kodu</text:span><text:span text:style-name="T25"> </text:span></text:p>
      <text:list xml:id="list6820983233109782345" text:style-name="L22">
        <text:list-item>
          <text:p text:style-name="P76"><text:span text:style-name="T8">b</text:span><text:span text:style-name="T7">loki doFirst {…} i doLast {…} podczas execution</text:span></text:p>
          <text:list>
            <text:list-item>
              <text:p text:style-name="P55"><text:span text:style-name="T7">taks hello &lt;&lt; { … </text:span><text:span text:style-name="T53">} ma działać jako doLast, ale w Gradle 5 zostało usunięte</text:span></text:p>
            </text:list-item>
          </text:list>
        </text:list-item>
        <text:list-item>
          <text:p text:style-name="P77"><text:span text:style-name="T12">pozostały kos podczas configuration</text:span></text:p>
        </text:list-item>
      </text:list>
      <text:list xml:id="list5503808817864931805" text:style-name="L20">
        <text:list-item>
          <text:p text:style-name="P78"><text:span text:style-name="T12">kolejność </text:span><text:span text:style-name="T8">jest zale</text:span><text:span text:style-name="T12">ż</text:span><text:span text:style-name="T8">na od kolejności w pliku rozszerzeń.</text:span></text:p>
        </text:list-item>
      </text:list>
      <text:p text:style-name="P27"/>
      <text:p text:style-name="P85">task t6{</text:p>
      <text:p text:style-name="P85"><text:s text:c="4"/>println('t6 0') //1</text:p>
      <text:p text:style-name="P85"><text:tab/>doFirst{println('t6 1')} //6</text:p>
      <text:p text:style-name="P85"><text:tab/>doLast{println('t6 2')} //7</text:p>
      <text:p text:style-name="P85">}</text:p>
      <text:p text:style-name="P85"/>
      <text:p text:style-name="P85">t6{</text:p>
      <text:p text:style-name="P85"><text:s text:c="4"/>println('t6 3') //2</text:p>
      <text:p text:style-name="P85"><text:tab/>doFirst{println('t6 4')} //5</text:p>
      <text:p text:style-name="P85"><text:tab/>doLast{println('t6 5')} //8</text:p>
      <text:p text:style-name="P85">}</text:p>
      <text:p text:style-name="P85"/>
      <text:p text:style-name="P85">t6{</text:p>
      <text:p text:style-name="P85"><text:s text:c="4"/>println('t6 6') //3</text:p>
      <text:p text:style-name="P85"><text:tab/>doFirst{println('t6 7')} //4</text:p>
      <text:p text:style-name="P85"><text:tab/>doLast{println('t6 8')} //9</text:p>
      <text:p text:style-name="P85">}</text:p>
      <text:p text:style-name="P85"/>
      <text:list xml:id="list6784776897374401735" text:style-name="L19">
        <text:list-item>
          <text:p text:style-name="P72"><text:span text:style-name="T8">0,3,6 </text:span><text:span text:style-name="T12">- </text:span><text:span text:style-name="T8">w czasie configure</text:span></text:p>
        </text:list-item>
        <text:list-item>
          <text:p text:style-name="P72"><text:span text:style-name="T12">7,4,1 - do First DESC</text:span></text:p>
        </text:list-item>
        <text:list-item>
          <text:p text:style-name="P72"><text:span text:style-name="T8">2,5,8 –</text:span><text:span text:style-name="T12"> do Last ASC</text:span></text:p>
        </text:list-item>
      </text:list>
      <text:p text:style-name="P27"><text:soft-page-break/></text:p>
      <text:p text:style-name="P49">DependsOn</text:p>
      <text:p text:style-name="P27"/>
      <text:p text:style-name="P13"><text:span text:style-name="T31">P</text:span><text:span text:style-name="T29">owoduje, </text:span><text:span text:style-name="T33">ż</text:span><text:span text:style-name="T29">e w</text:span>ywo<text:span text:style-name="T53">ł</text:span>anie <text:span text:style-name="T53">taska YYY</text:span> zostanie poprzedzone wywo<text:span text:style-name="T53">ł</text:span>aniem <text:span text:style-name="T53">taska z dependsOn</text:span></text:p>
      <text:p text:style-name="P14">Dwa sposoby definiowania dependsOn</text:p>
      <text:p text:style-name="P14"/>
      <text:list xml:id="list8956572449688614357" text:style-name="L23">
        <text:list-item>
          <text:p text:style-name="P79"><text:span text:style-name="T8">task </text:span><text:span text:style-name="T12">XXX{…</text:span><text:span text:style-name="T8">}</text:span></text:p>
          <text:p text:style-name="P79"><text:span text:style-name="T8">task </text:span><text:span text:style-name="T12">YYY </text:span><text:span text:style-name="T8">(dependsOn: '</text:span><text:span text:style-name="T12">XXX</text:span><text:span text:style-name="T8">'){...}</text:span></text:p>
        </text:list-item>
      </text:list>
      <text:p text:style-name="P13"/>
      <text:list xml:id="list230007259176581" text:continue-numbering="true" text:style-name="L23">
        <text:list-item>
          <text:p text:style-name="P79"><text:span text:style-name="T8">task </text:span><text:span text:style-name="T13">XXX</text:span><text:span text:style-name="T8">{…}</text:span></text:p>
          <text:p text:style-name="P79"><text:span text:style-name="T8">task </text:span><text:span text:style-name="T13">YYY</text:span><text:span text:style-name="T8">{…}</text:span></text:p>
          <text:p text:style-name="P79"><text:span text:style-name="T13">YYY</text:span><text:span text:style-name="T8">.dependsOn </text:span><text:span text:style-name="T13">XXX</text:span></text:p>
        </text:list-item>
      </text:list>
      <text:p text:style-name="P13"/>
      <text:p text:style-name="P75"><text:span text:style-name="T14">Wypełnienie</text:span><text:span text:style-name="T8"> dependsOn wszystkie taski zaczynające się od "</text:span><text:span text:style-name="T14">Z</text:span><text:span text:style-name="T8">_"</text:span></text:p>
      <text:p text:style-name="P13">task <text:span text:style-name="T55">YYY</text:span>(dependsOn:</text:p>
      <text:p text:style-name="P13"><text:tab/><text:tab/>tasks.findAll { </text:p>
      <text:p text:style-name="P13"><text:tab/><text:tab/><text:tab/>task -&gt; task.name.startsWith('<text:span text:style-name="T55">Z</text:span>_') </text:p>
      <text:p text:style-name="P13"><text:tab/><text:tab/>}</text:p>
      <text:p text:style-name="P13"><text:tab/>){<text:tab/></text:p>
      <text:p text:style-name="P13">}</text:p>
      <text:p text:style-name="P13"><text:s/></text:p>
      <text:p text:style-name="P80"><text:span text:style-name="T8">Wywo</text:span><text:span text:style-name="T14">ł</text:span><text:span text:style-name="T8">ywanie jednego taska z wewn</text:span><text:span text:style-name="T14">ą</text:span><text:span text:style-name="T8">trz drugiego jest niewspierane. Zaleca si</text:span><text:span text:style-name="T14">ę</text:span><text:span text:style-name="T8"> u</text:span><text:span text:style-name="T14">ż</text:span><text:span text:style-name="T8">ywanie</text:span></text:p>
      <text:list xml:id="list2019687384935020941" text:style-name="L25">
        <text:list-item>
          <text:p text:style-name="P81"><text:span text:style-name="T8">dependsOn</text:span></text:p>
        </text:list-item>
        <text:list-item>
          <text:p text:style-name="P82"><text:span text:style-name="T8">f</text:span><text:span text:style-name="T7">inalizedBy – łączącego w wywołania w łańcuchy. </text:span><text:span text:style-name="T15">Uwaga, fail pierwszego taska nie przerywa łańcucha, ale można ustawiać odpowiednio zmienne, aby sterować ifologią.</text:span></text:p>
          <text:p text:style-name="P82"><text:span text:style-name="T7">XXX</text:span><text:span text:style-name="T8">.finalizedBy </text:span><text:span text:style-name="T7">YYY</text:span></text:p>
        </text:list-item>
      </text:list>
      <text:p text:style-name="P83"><text:span text:style-name="T7"/></text:p>
      <text:p text:style-name="P84"><text:span text:style-name="T24">@Finall</text:span></text:p>
      <text:p text:style-name="P28">Gradle siedzi na groove/kotlin i jest pełnoprawnym jerzykiem programowania. Poniżej przykład możliwości</text:p>
      <text:p text:style-name="P28"><text:tab/>tasks - to lista taskow udostępniana przez gradle</text:p>
      <text:p text:style-name="P28"><text:tab/>https://docs.gradle.org/current/javadoc/org/gradle/api/tasks/TaskCollection.html </text:p>
      <text:p text:style-name="P28">task t8 {</text:p>
      <text:p text:style-name="P28"><text:s text:c="4"/>doLast {</text:p>
      <text:p text:style-name="P28"><text:s text:c="8"/>tasks</text:p>
      <text:p text:style-name="P28"><text:s text:c="8"/><text:tab/>.findAll { task -&gt; task.name.startsWith('t') }.each { task -&gt; println(task.name)}</text:p>
      <text:p text:style-name="P28"><text:s text:c="4"/>}</text:p>
      <text:p text:style-name="P28">}</text:p>
      <text:p text:style-name="P2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0:42:44.042000000</meta:creation-date>
    <dc:date>2019-10-23T23:00:05.616000000</dc:date>
    <meta:editing-duration>PT5H49M47S</meta:editing-duration>
    <meta:editing-cycles>15</meta:editing-cycles>
    <meta:generator>LibreOffice/5.2.3.3$Windows_x86 LibreOffice_project/d54a8868f08a7b39642414cf2c8ef2f228f780cf</meta:generator>
    <meta:document-statistic meta:table-count="0" meta:image-count="0" meta:object-count="0" meta:page-count="7" meta:paragraph-count="400" meta:word-count="1671" meta:character-count="13259" meta:non-whitespace-character-count="11269"/>
  </office:meta>
</office:document-meta>
</file>